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Condensed" fo:language="pt" fo:country="BR" fo:font-weight="normal" officeooo:rsid="000b50b3" officeooo:paragraph-rsid="000b50b3" style:font-weight-asian="normal" style:font-weight-complex="normal"/>
    </style:style>
    <style:style style:name="P2" style:family="paragraph" style:parent-style-name="Standard">
      <style:text-properties style:font-name="Ubuntu Condensed" fo:language="pt" fo:country="BR" fo:font-weight="normal" officeooo:rsid="000b50b3" officeooo:paragraph-rsid="000f6179" style:font-weight-asian="normal" style:font-weight-complex="normal"/>
    </style:style>
    <style:style style:name="P3" style:family="paragraph" style:parent-style-name="Standard">
      <style:text-properties style:font-name="Ubuntu Condensed" fo:language="pt" fo:country="BR" fo:font-weight="normal" officeooo:rsid="000f74ea" officeooo:paragraph-rsid="000f74ea" style:font-weight-asian="normal" style:font-weight-complex="normal"/>
    </style:style>
    <style:style style:name="P4" style:family="paragraph" style:parent-style-name="Standard">
      <style:text-properties style:font-name="Ubuntu Condensed" fo:language="pt" fo:country="BR" fo:font-weight="normal" officeooo:rsid="000f74ea" officeooo:paragraph-rsid="00120697" style:font-weight-asian="normal" style:font-weight-complex="normal"/>
    </style:style>
    <style:style style:name="P5" style:family="paragraph" style:parent-style-name="Standard">
      <style:text-properties style:font-name="Ubuntu Condensed" fo:language="pt" fo:country="BR" fo:font-weight="normal" officeooo:rsid="0011a2ab" officeooo:paragraph-rsid="00120697" style:font-weight-asian="normal" style:font-weight-complex="normal"/>
    </style:style>
    <style:style style:name="P6" style:family="paragraph" style:parent-style-name="Standard">
      <style:text-properties style:font-name="Ubuntu Condensed" fo:language="pt" fo:country="BR" officeooo:rsid="000b50b3" officeooo:paragraph-rsid="000b50b3"/>
    </style:style>
    <style:style style:name="P7" style:family="paragraph" style:parent-style-name="Standard">
      <style:text-properties style:font-name="Ubuntu Mono" fo:font-size="11pt" fo:language="pt" fo:country="BR" fo:font-style="normal" fo:font-weight="normal" officeooo:rsid="00120697" officeooo:paragraph-rsid="00120697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Ubuntu Mono" fo:font-size="11pt" fo:language="pt" fo:country="BR" fo:font-style="normal" fo:font-weight="normal" officeooo:rsid="00120697" officeooo:paragraph-rsid="00121d9b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Ubuntu Mono" fo:font-size="11pt" fo:language="pt" fo:country="BR" fo:font-style="normal" fo:font-weight="normal" officeooo:rsid="00120697" officeooo:paragraph-rsid="0012ec65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Ubuntu Mono" fo:font-size="11pt" fo:language="pt" fo:country="BR" fo:font-style="normal" fo:font-weight="normal" officeooo:rsid="00120697" officeooo:paragraph-rsid="00158970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font-name="Ubuntu Mono" fo:font-size="11pt" fo:language="pt" fo:country="BR" fo:font-style="normal" fo:font-weight="normal" officeooo:rsid="00120697" officeooo:paragraph-rsid="00161a96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Ubuntu Mono" fo:font-size="11pt" fo:language="pt" fo:country="BR" fo:font-style="normal" fo:font-weight="normal" officeooo:rsid="0012ec65" officeooo:paragraph-rsid="0012ec65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Ubuntu Condensed" fo:language="pt" fo:country="BR" fo:font-weight="normal" officeooo:rsid="000f74ea" officeooo:paragraph-rsid="00120697" style:font-weight-asian="normal" style:font-weight-complex="normal"/>
    </style:style>
    <style:style style:name="P14" style:family="paragraph" style:parent-style-name="Standard">
      <style:text-properties style:font-name="Ubuntu Condensed" fo:language="pt" fo:country="BR" fo:font-weight="normal" officeooo:rsid="000f74ea" officeooo:paragraph-rsid="000f74ea" style:font-weight-asian="normal" style:font-weight-complex="normal"/>
    </style:style>
    <style:style style:name="P15" style:family="paragraph" style:parent-style-name="Standard">
      <style:text-properties style:font-name="Ubuntu Condensed" fo:language="pt" fo:country="BR" fo:font-weight="normal" officeooo:rsid="0018596a" officeooo:paragraph-rsid="0018596a" style:font-weight-asian="normal" style:font-weight-complex="normal"/>
    </style:style>
    <style:style style:name="P16" style:family="paragraph" style:parent-style-name="Standard">
      <style:text-properties style:font-name="Ubuntu Mono" fo:font-size="11pt" fo:language="pt" fo:country="BR" fo:font-style="normal" fo:font-weight="normal" officeooo:rsid="0012ec65" officeooo:paragraph-rsid="00161a96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font-name="Ubuntu Mono" fo:font-size="11pt" fo:language="pt" fo:country="BR" fo:font-style="normal" fo:font-weight="normal" officeooo:rsid="00161a96" officeooo:paragraph-rsid="00161a96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Ubuntu Mono" fo:font-size="11pt" fo:language="pt" fo:country="BR" fo:font-style="normal" fo:font-weight="normal" officeooo:rsid="00120697" officeooo:paragraph-rsid="00172c5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font-name="Ubuntu Mono" fo:font-size="11pt" fo:language="pt" fo:country="BR" fo:font-style="normal" fo:font-weight="normal" officeooo:rsid="00120697" officeooo:paragraph-rsid="0018596a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Ubuntu Mono" fo:font-size="11pt" fo:language="pt" fo:country="BR" fo:font-style="normal" fo:font-weight="normal" officeooo:rsid="00120697" officeooo:paragraph-rsid="00194209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Ubuntu Mono" fo:font-size="11pt" fo:language="pt" fo:country="BR" fo:font-style="normal" fo:font-weight="normal" officeooo:rsid="00120697" officeooo:paragraph-rsid="001af8d8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Ubuntu Mono" fo:font-size="11pt" fo:language="pt" fo:country="BR" fo:font-style="normal" fo:font-weight="normal" officeooo:rsid="00120697" officeooo:paragraph-rsid="001e226f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Ubuntu Mono" fo:font-size="11pt" fo:language="pt" fo:country="BR" fo:font-style="normal" fo:font-weight="normal" officeooo:rsid="00194209" officeooo:paragraph-rsid="0019420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Ubuntu Mono" fo:font-size="11pt" fo:language="pt" fo:country="BR" fo:font-style="normal" fo:font-weight="normal" officeooo:rsid="00194209" officeooo:paragraph-rsid="001af8d8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Ubuntu Mono" fo:font-size="11pt" fo:language="pt" fo:country="BR" fo:font-style="normal" fo:font-weight="normal" officeooo:rsid="001e226f" officeooo:paragraph-rsid="001e226f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Ubuntu Mono" fo:font-size="11pt" fo:language="pt" fo:country="BR" fo:font-style="normal" fo:font-weight="normal" officeooo:rsid="001e226f" officeooo:paragraph-rsid="001ec910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Ubuntu Mono" fo:font-size="11pt" fo:language="pt" fo:country="BR" fo:font-style="normal" fo:font-weight="normal" officeooo:rsid="001e226f" officeooo:paragraph-rsid="001fea6f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Ubuntu Mono" fo:font-size="11pt" fo:language="pt" fo:country="BR" fo:font-style="normal" fo:font-weight="normal" officeooo:rsid="001e226f" officeooo:paragraph-rsid="00206845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Ubuntu Mono" fo:font-size="11pt" fo:language="pt" fo:country="BR" fo:font-style="normal" fo:font-weight="normal" officeooo:rsid="001e226f" officeooo:paragraph-rsid="0021fa6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f3111"/>
    </style:style>
    <style:style style:name="T2" style:family="text">
      <style:text-properties fo:font-size="20pt" style:text-underline-style="none" fo:font-weight="bold" officeooo:rsid="000f74ea" style:font-size-asian="20pt" style:font-weight-asian="bold" style:font-size-complex="20pt" style:font-weight-complex="bold"/>
    </style:style>
    <style:style style:name="T3" style:family="text">
      <style:text-properties officeooo:rsid="00121d9b"/>
    </style:style>
    <style:style style:name="T4" style:family="text">
      <style:text-properties officeooo:rsid="0012ec65"/>
    </style:style>
    <style:style style:name="T5" style:family="text">
      <style:text-properties officeooo:rsid="00158970"/>
    </style:style>
    <style:style style:name="T6" style:family="text">
      <style:text-properties officeooo:rsid="00161a96"/>
    </style:style>
    <style:style style:name="T7" style:family="text">
      <style:text-properties officeooo:rsid="00167ab5"/>
    </style:style>
    <style:style style:name="T8" style:family="text">
      <style:text-properties officeooo:rsid="0018596a"/>
    </style:style>
    <style:style style:name="T9" style:family="text">
      <style:text-properties style:font-name="Ubuntu Mono" fo:font-size="11pt" fo:font-style="normal" officeooo:rsid="00161a96" style:font-size-asian="11pt" style:font-style-asian="normal" style:font-size-complex="11pt" style:font-style-complex="normal"/>
    </style:style>
    <style:style style:name="T10" style:family="text">
      <style:text-properties style:font-name="Ubuntu Condensed" officeooo:rsid="0018596a"/>
    </style:style>
    <style:style style:name="T11" style:family="text">
      <style:text-properties style:font-name="Ubuntu Condensed" officeooo:rsid="00194209"/>
    </style:style>
    <style:style style:name="T12" style:family="text">
      <style:text-properties officeooo:rsid="00194209"/>
    </style:style>
    <style:style style:name="T13" style:family="text">
      <style:text-properties officeooo:rsid="001af8d8"/>
    </style:style>
    <style:style style:name="T14" style:family="text">
      <style:text-properties officeooo:rsid="001e226f"/>
    </style:style>
    <style:style style:name="T15" style:family="text">
      <style:text-properties officeooo:rsid="001ec910"/>
    </style:style>
    <style:style style:name="T16" style:family="text">
      <style:text-properties officeooo:rsid="001fea6f"/>
    </style:style>
    <style:style style:name="T17" style:family="text">
      <style:text-properties officeooo:rsid="002068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span text:style-name="T2">Pseudocódigo </text:span><text:span text:style-name="T1"><text:s/></text:span><text:s/></text:p>
      <text:p text:style-name="P1"/>
      <text:p text:style-name="P3"/>
      <text:p text:style-name="P4">O arquivo 'main.c' é a parte principal do programa. </text:p>
      <text:p text:style-name="P5">Seu pseudocódigo segue abaixo:</text:p>
      <text:p text:style-name="P4"/>
      <text:p text:style-name="P15">//Variáveis Globais </text:p>
      <text:p text:style-name="P15">Inteiro <text:s/>versao, numero_<text:span text:style-name="T12">j</text:span>ogador, peças_por_jogador, <text:span text:style-name="T9">numero_turnos</text:span>, <text:span text:style-name="T9">numero_turnos_idle</text:span>, jogador_atual, modo</text:p>
      <text:p text:style-name="P15">List<text:span text:style-name="T12">a</text:span>Peça compra_mao,<text:span text:style-name="T12">mao_jogadores</text:span>[MAX_PLAYERS], mesa, mao_comprada</text:p>
      <text:p text:style-name="P15">Caracter nomes_jogadores[4][MAX_NAME_LENGHT];</text:p>
      <text:p text:style-name="P4"/>
      <text:p text:style-name="P4"/>
      <text:p text:style-name="P4"/>
      <text:p text:style-name="P7">Inicio da Main</text:p>
      <text:p text:style-name="P7"/>
      <text:p text:style-name="P7"><text:tab/>avisos_iniciais()</text:p>
      <text:p text:style-name="P7"><text:tab/>leitura_nome()</text:p>
      <text:p text:style-name="P7"><text:tab/>inicia_nome_jogadores_virtuais()</text:p>
      <text:p text:style-name="P7"><text:tab/>leitura_versao_jogo()</text:p>
      <text:p text:style-name="P7"><text:tab/>leitura_jogadores<text:span text:style-name="T3">()</text:span></text:p>
      <text:p text:style-name="P7"><text:tab/><text:span text:style-name="T3">leitura_peças_por_jogador()</text:span></text:p>
      <text:p text:style-name="P7"><text:tab/><text:span text:style-name="T3">inicia_lista_de_peças()</text:span></text:p>
      <text:p text:style-name="P7"><text:tab/><text:span text:style-name="T3">gera_peças()<text:tab/></text:span></text:p>
      <text:p text:style-name="P7"><text:tab/><text:span text:style-name="T3">distribui_peças()</text:span></text:p>
      <text:p text:style-name="P7"><text:tab/><text:span text:style-name="T3">numero_turnos = 0</text:span></text:p>
      <text:p text:style-name="P7"><text:tab/><text:span text:style-name="T3">numero_turnos_idle = 0</text:span></text:p>
      <text:p text:style-name="P8"><text:s text:c="3"/><text:tab/><text:span text:style-name="T3">primeiro_jogador()</text:span></text:p>
      <text:p text:style-name="P8"><text:tab/><text:span text:style-name="T3">começar_jogo()</text:span> <text:s text:c="3"/></text:p>
      <text:p text:style-name="P7"><text:tab/></text:p>
      <text:p text:style-name="P7"><text:span text:style-name="T3"><text:s/>Fim da Main</text:span><text:tab/></text:p>
      <text:p text:style-name="P7"><text:tab/></text:p>
      <text:p text:style-name="P7"/>
      <text:p text:style-name="P9"><text:s/><text:span text:style-name="T4">Inicio começar_jogo()</text:span> </text:p>
      <text:p text:style-name="P9"/>
      <text:p text:style-name="P9"><text:tab/><text:span text:style-name="T4">enquanto(verdadeiro) faça {</text:span></text:p>
      <text:p text:style-name="P9"><text:tab/><text:tab/></text:p>
      <text:p text:style-name="P11"><text:tab/><text:tab/><text:span text:style-name="T4">limpar_tela()</text:span></text:p>
      <text:p text:style-name="P9"><text:tab/><text:tab/><text:span text:style-name="T4">jogador_atual = pegar_proximo_jogador()</text:span></text:p>
      <text:p text:style-name="P9"><text:s text:c="13"/></text:p>
      <text:p text:style-name="P12"><text:tab/><text:tab/>se jogador_atual = 0 então {</text:p>
      <text:p text:style-name="P9"/>
      <text:p text:style-name="P9"><text:tab/><text:tab/><text:tab/><text:span text:style-name="T4">escreva(“Seu turno”)</text:span></text:p>
      <text:p text:style-name="P9"><text:tab/><text:tab/><text:tab/><text:span text:style-name="T4">aguarde_segundos(1)</text:span></text:p>
      <text:p text:style-name="P9"><text:tab/><text:tab/><text:tab/></text:p>
      <text:p text:style-name="P9"><text:tab/><text:tab/><text:tab/><text:span text:style-name="T4">se usuario_jogar() = 1 então {</text:span></text:p>
      <text:p text:style-name="P9"><text:tab/><text:tab/><text:tab/><text:tab/></text:p>
      <text:p text:style-name="P9"><text:tab/><text:tab/><text:tab/><text:tab/><text:span text:style-name="T4">mostrar_tela(“Usuário Ganhou”)</text:span></text:p>
      <text:p text:style-name="P10"><text:tab/><text:tab/><text:tab/><text:tab/><text:span text:style-name="T4">sair_jogo()</text:span><text:tab/> </text:p>
      <text:p text:style-name="P10"><text:tab/><text:tab/><text:tab/><text:span text:style-name="T5">}</text:span><text:tab/></text:p>
      <text:p text:style-name="P10"><text:tab/><text:tab/> <text:s/><text:span text:style-name="T5">}</text:span></text:p>
      <text:p text:style-name="P10"/>
      <text:p text:style-name="P10"><text:tab/><text:tab/><text:span text:style-name="T5">senao</text:span></text:p>
      <text:p text:style-name="P10"><text:tab/><text:tab/><text:span text:style-name="T5">{</text:span><text:tab/></text:p>
      <text:p text:style-name="P10"><text:tab/><text:tab/><text:tab/><text:span text:style-name="T5">se computador_jogar() = 1 então {</text:span></text:p>
      <text:p text:style-name="P10"><text:tab/><text:tab/><text:tab/><text:tab/></text:p>
      <text:p text:style-name="P10"><text:tab/><text:tab/><text:tab/><text:tab/><text:span text:style-name="T4">mostrar_tela(“Computador Ganhou”)</text:span></text:p>
      <text:p text:style-name="P10"><text:tab/><text:tab/><text:tab/><text:tab/><text:span text:style-name="T4">sair_jogo()</text:span><text:tab/> </text:p>
      <text:p text:style-name="P10"><text:tab/><text:tab/><text:tab/><text:span text:style-name="T5">}</text:span></text:p>
      <text:p text:style-name="P10"/>
      <text:p text:style-name="P10"><text:soft-page-break/><text:tab/><text:tab/><text:span text:style-name="T5">}</text:span><text:tab/></text:p>
      <text:p text:style-name="P10"/>
      <text:p text:style-name="P11"/>
      <text:p text:style-name="P11"><text:tab/><text:tab/><text:span text:style-name="T6">se numero_turnos_idle = 0 então {</text:span></text:p>
      <text:p text:style-name="P11"><text:tab/><text:tab/><text:tab/></text:p>
      <text:p text:style-name="P16"><text:tab/><text:tab/><text:tab/>mostrar_tela(“Computador Ganhou”)<text:tab/></text:p>
      <text:p text:style-name="P11"><text:tab/><text:tab/><text:tab/><text:span text:style-name="T6">sair_jogo()</text:span><text:tab/><text:tab/><text:tab/></text:p>
      <text:p text:style-name="P11"><text:tab/></text:p>
      <text:p text:style-name="P17"><text:tab/><text:tab/>}</text:p>
      <text:p text:style-name="P11"/>
      <text:p text:style-name="P11"><text:tab/><text:tab/><text:span text:style-name="T3">numero_turnos = numero_turnos + 1</text:span></text:p>
      <text:p text:style-name="P11"><text:tab/><text:tab/><text:span text:style-name="T4">limpar_tela()</text:span></text:p>
      <text:p text:style-name="P11"><text:tab/><text:tab/></text:p>
      <text:p text:style-name="P11"><text:tab/><text:tab/></text:p>
      <text:p text:style-name="P10"><text:tab/><text:tab/><text:tab/></text:p>
      <text:p text:style-name="P18"><text:s/><text:span text:style-name="T7">Fim começar_jogo()</text:span> <text:tab/></text:p>
      <text:p text:style-name="P18"/>
      <text:p text:style-name="P18"><text:s/><text:tab/><text:tab/><text:tab/><text:tab/> <text:s text:c="3"/></text:p>
      <text:p text:style-name="P9"><text:tab/> </text:p>
      <text:p text:style-name="P19"><text:s/><text:span text:style-name="T8">Inicio primeiro_jogador()</text:span></text:p>
      <text:p text:style-name="P19"/>
      <text:p text:style-name="P19"><text:tab/><text:span text:style-name="T4">limpar_tela()</text:span></text:p>
      <text:p text:style-name="P20"><text:tab/><text:span text:style-name="T12">ListaPeça</text:span><text:span text:style-name="T10"> </text:span><text:span text:style-name="T12">peça_reposta = pegar_primeiro_jogador()</text:span></text:p>
      <text:p text:style-name="P19"><text:tab/></text:p>
      <text:p text:style-name="P19"><text:tab/><text:span text:style-name="T12">escreva_turno()</text:span></text:p>
      <text:p text:style-name="P19"><text:tab/></text:p>
      <text:p text:style-name="P20"><text:tab/><text:span text:style-name="T12">se peça_resposta.jogador != Nada {</text:span></text:p>
      <text:p text:style-name="P20"/>
      <text:p text:style-name="P20"><text:span text:style-name="T12"><text:tab/><text:tab/>jogador_atual = <text:s/>peça_resposta.jogador</text:span></text:p>
      <text:p text:style-name="P20"><text:tab/><text:tab/><text:span text:style-name="T12">escreva(“Primeiro Jogador”)</text:span></text:p>
      <text:p text:style-name="P20"><text:tab/><text:tab/><text:span text:style-name="T12">addPeça(mesa, pegar_peças(</text:span><text:span text:style-name="T11">mao_jogadores[</text:span><text:span text:style-name="T12">peça_resposta.jogador</text:span><text:span text:style-name="T11">]</text:span><text:span text:style-name="T12">), peça_resposta.index )</text:span><text:tab/></text:p>
      <text:p text:style-name="P20"><text:tab/></text:p>
      <text:p text:style-name="P20"><text:span text:style-name="T12"><text:tab/>}</text:span></text:p>
      <text:p text:style-name="P23"><text:tab/>senao {</text:p>
      <text:p text:style-name="P23"/>
      <text:p text:style-name="P23"><text:tab/><text:tab/>jogador_atual = 0</text:p>
      <text:p text:style-name="P23"><text:tab/><text:tab/>escreva(“Primeiro jogador gerado de forma aleatória”)</text:p>
      <text:p text:style-name="P23"><text:tab/><text:tab/>escreva(“Escolhe uma peça.”)</text:p>
      <text:p text:style-name="P23"><text:tab/><text:tab/><text:span text:style-name="T13">jogada_usuario()</text:span></text:p>
      <text:p text:style-name="P24"><text:tab/><text:tab/><text:span text:style-name="T10"> </text:span><text:span text:style-name="T6">numero_turnos = </text:span><text:span text:style-name="T10"><text:s/></text:span><text:span text:style-name="T6">numero_turnos + 1</text:span></text:p>
      <text:p text:style-name="P23"><text:tab/>}</text:p>
      <text:p text:style-name="P23"/>
      <text:p text:style-name="P24"><text:tab/><text:span text:style-name="T4">aguarde_segundos(2)</text:span></text:p>
      <text:p text:style-name="P24"><text:tab/><text:span text:style-name="T4">limpar_tela()</text:span></text:p>
      <text:p text:style-name="P24"><text:tab/><text:span text:style-name="T13">escreva_mesa()</text:span></text:p>
      <text:p text:style-name="P24"><text:tab/><text:span text:style-name="T4">aguarde_segundos(2)</text:span></text:p>
      <text:p text:style-name="P21"><text:span text:style-name="T12"><text:tab/>limpar_tela()</text:span><text:tab/></text:p>
      <text:p text:style-name="P19"/>
      <text:p text:style-name="P19"/>
      <text:p text:style-name="P19"><text:s/><text:span text:style-name="T8">Fim primeiro_jogador()</text:span><text:tab/><text:tab/> <text:s text:c="7"/><text:tab/></text:p>
      <text:p text:style-name="P9"><text:tab/></text:p>
      <text:p text:style-name="P22"><text:s/><text:span text:style-name="T14">Inicio jogada_usuario() </text:span></text:p>
      <text:p text:style-name="P22"><text:tab/></text:p>
      <text:p text:style-name="P22"><text:tab/><text:span text:style-name="T14">Inteiro index = 0, compatibilidade = 0, tem_peça</text:span></text:p>
      <text:p text:style-name="P22"><text:tab/></text:p>
      <text:p text:style-name="P22"><text:tab/><text:span text:style-name="T14">tem_peça = tem_peça_compativel(mesa, mao_jogadores[0]);</text:span></text:p>
      <text:p text:style-name="P22"/>
      <text:p text:style-name="P22"><text:tab/><text:span text:style-name="T12">limpar_tela()</text:span></text:p>
      <text:p text:style-name="P25"><text:tab/><text:span text:style-name="T12">escreva_turno()</text:span></text:p>
      <text:p text:style-name="P25"><text:tab/><text:span text:style-name="T13">escreva_mesa()</text:span></text:p>
      <text:p text:style-name="P25"><text:tab/>escreva(“Sua mao:”)</text:p>
      <text:p text:style-name="P25"><text:tab/>escreva_mao_jogador(mao_jogadores[0]);</text:p>
      <text:p text:style-name="P25"/>
      <text:p text:style-name="P25"><text:tab/>Caracter c;</text:p>
      <text:p text:style-name="P25"><text:soft-page-break/><text:tab/>Piece p;</text:p>
      <text:p text:style-name="P25"/>
      <text:p text:style-name="P25"><text:tab/>faça {</text:p>
      <text:p text:style-name="P25"><text:tab/><text:tab/>tem_peça = tem_peça_compativel(mesa, mao_jogadores[0]);</text:p>
      <text:p text:style-name="P25"/>
      <text:p text:style-name="P25"><text:tab/><text:tab/>inicia_coleta_de_eventos();</text:p>
      <text:p text:style-name="P25"/>
      <text:p text:style-name="P25"><text:tab/><text:tab/>enquanto ((c = pegar_char ()) != '\n') {</text:p>
      <text:p text:style-name="P25"><text:tab/><text:tab/></text:p>
      <text:p text:style-name="P25"><text:tab/><text:tab/><text:tab/>se (c == 'C' &amp;&amp; index &lt; playersHand[0].size - 1) entao{</text:p>
      <text:p text:style-name="P25"><text:tab/><text:tab/><text:tab/><text:tab/>index = index + 1;</text:p>
      <text:p text:style-name="P25"><text:tab/><text:tab/><text:tab/></text:p>
      <text:p text:style-name="P26"><text:tab/><text:tab/><text:tab/>} </text:p>
      <text:p text:style-name="P26"><text:tab/><text:tab/><text:tab/>senao se c == 'D' EE index &gt; 0 entao{</text:p>
      <text:p text:style-name="P25"><text:tab/><text:tab/><text:tab/><text:tab/>index = index - 1;</text:p>
      <text:p text:style-name="P26"><text:tab/><text:tab/><text:tab/>} </text:p>
      <text:p text:style-name="P26"><text:tab/><text:tab/><text:tab/>senao se c == 'A' entao{</text:p>
      <text:p text:style-name="P25"><text:tab/><text:tab/><text:tab/><text:tab/>index = 0;</text:p>
      <text:p text:style-name="P26"><text:tab/><text:tab/><text:tab/>} </text:p>
      <text:p text:style-name="P26"><text:tab/><text:tab/><text:tab/>senao se c == 'B' EE não tam_peça entao{</text:p>
      <text:p text:style-name="P25"><text:tab/><text:tab/><text:tab/><text:tab/>index = mao_jogador[0].tamanho;</text:p>
      <text:p text:style-name="P25"><text:tab/><text:tab/><text:tab/>}</text:p>
      <text:p text:style-name="P25"/>
      <text:p text:style-name="P25"><text:tab/><text:tab/><text:tab/><text:span text:style-name="T12">limpar_tela()</text:span></text:p>
      <text:p text:style-name="P25"><text:tab/><text:tab/><text:tab/><text:span text:style-name="T12">escreva_turno()</text:span></text:p>
      <text:p text:style-name="P25"><text:tab/><text:tab/><text:tab/><text:span text:style-name="T13">escreva_mesa()</text:span></text:p>
      <text:p text:style-name="P25"><text:tab/><text:tab/><text:tab/>escreva(“Sua mao”)</text:p>
      <text:p text:style-name="P25"><text:tab/><text:tab/><text:tab/>escreva_mao_jogador(mao_jogadores[0])</text:p>
      <text:p text:style-name="P25"/>
      <text:p text:style-name="P25"><text:tab/><text:tab/><text:tab/>se não tem_peça EE index != mao_jogador[0].tamanho entao{</text:p>
      <text:p text:style-name="P25"><text:tab/><text:tab/><text:tab/><text:tab/>printf(STRING_BRACKETS_BUY);</text:p>
      <text:p text:style-name="P25"><text:tab/><text:tab/><text:tab/>} </text:p>
      <text:p text:style-name="P25"><text:tab/><text:tab/><text:tab/>senao se (não tem_peça EE index == mao_jogaror[0].tamanho entao{</text:p>
      <text:p text:style-name="P25"><text:tab/><text:tab/><text:tab/><text:tab/>escreva_com_destaque(“[Comprar]”);</text:p>
      <text:p text:style-name="P25"><text:tab/><text:tab/><text:tab/>}</text:p>
      <text:p text:style-name="P25"><text:tab/><text:tab/>}</text:p>
      <text:p text:style-name="P25"><text:tab/><text:tab/></text:p>
      <text:p text:style-name="P26"><text:tab/><text:tab/><text:span text:style-name="T15">termina</text:span>_coleta_de_eventos()</text:p>
      <text:p text:style-name="P25"/>
      <text:p text:style-name="P25"><text:tab/><text:tab/>if (<text:span text:style-name="T15">tem_peça</text:span>) {</text:p>
      <text:p text:style-name="P26"><text:tab/><text:tab/><text:tab/>compatibilidade = <text:span text:style-name="T15">checar_</text:span>compatibilidade(<text:span text:style-name="T15">mesa</text:span>,</text:p>
      <text:p text:style-name="P25"><text:tab/><text:tab/><text:tab/><text:tab/><text:tab/><text:span text:style-name="T15">pegar_peça</text:span>(<text:span text:style-name="T15">mao_jogador</text:span>[0]))</text:p>
      <text:p text:style-name="P25"><text:tab/><text:tab/>} <text:span text:style-name="T15">senão</text:span> <text:span text:style-name="T15">se</text:span> <text:span text:style-name="T15">não tem_peça</text:span> <text:span text:style-name="T15">EE</text:span> index == <text:span text:style-name="T15">mao_jogador</text:span>[0].<text:span text:style-name="T15">tamanho</text:span>) {</text:p>
      <text:p text:style-name="P25"><text:tab/><text:tab/><text:tab/><text:span text:style-name="T15">peça</text:span> <text:span text:style-name="T17">nao_tem</text:span>;</text:p>
      <text:p text:style-name="P28"><text:tab/><text:tab/><text:tab/><text:span text:style-name="T17">nao_tem</text:span>.<text:span text:style-name="T17">lado</text:span>[0] = <text:span text:style-name="T17">mesa</text:span>.<text:span text:style-name="T17">peça</text:span>[0].<text:span text:style-name="T17">lado</text:span>[0]</text:p>
      <text:p text:style-name="P28"><text:tab/><text:tab/><text:tab/><text:span text:style-name="T17">nao_tem</text:span>.<text:span text:style-name="T17">lado </text:span>[1] = <text:span text:style-name="T17">mesa</text:span>.<text:span text:style-name="T17">peça</text:span>[<text:span text:style-name="T17">mesa</text:span>.<text:span text:style-name="T17">tamanho</text:span>-1].<text:span text:style-name="T17">lado</text:span>[1]</text:p>
      <text:p text:style-name="P25"/>
      <text:p text:style-name="P29"><text:tab/><text:tab/><text:tab/><text:span text:style-name="T17">se não contem_peças</text:span>(<text:span text:style-name="T17">mao_comprada</text:span>, <text:span text:style-name="T17">nao_tem</text:span>)){</text:p>
      <text:p text:style-name="P25"><text:tab/><text:tab/><text:tab/><text:tab/><text:span text:style-name="T17">addPeça</text:span>(<text:span text:style-name="T17">mao_comprada</text:span>)</text:p>
      <text:p text:style-name="P25"><text:tab/><text:tab/><text:tab/>}</text:p>
      <text:p text:style-name="P25"><text:tab/><text:tab/><text:tab/><text:span text:style-name="T17">Inteiro</text:span> <text:span text:style-name="T17">compra_resultado</text:span> = <text:span text:style-name="T17">comprar_peça</text:span>(<text:span text:style-name="T17">mao_jogador[0]</text:span>);</text:p>
      <text:p text:style-name="P27"><text:tab/><text:tab/><text:tab/></text:p>
      <text:p text:style-name="P27"><text:tab/><text:tab/><text:tab/><text:span text:style-name="T15">se</text:span> <text:span text:style-name="T15">compra_resultado</text:span> == <text:span text:style-name="T16">1 entao</text:span> {</text:p>
      <text:p text:style-name="P27"><text:tab/><text:tab/><text:tab/><text:tab/><text:span text:style-name="T15">retorne</text:span> jogada_usuario() </text:p>
      <text:p text:style-name="P25"/>
      <text:p text:style-name="P25"><text:tab/><text:tab/><text:tab/>} <text:span text:style-name="T15">senao</text:span> <text:span text:style-name="T15">se</text:span> <text:span text:style-name="T15">compra_resultado</text:span> == <text:span text:style-name="T15">0 entao</text:span> {</text:p>
      <text:p text:style-name="P26"><text:tab/><text:tab/><text:tab/><text:tab/><text:span text:style-name="T15">escreva(“Sem peças para comprar”)</text:span></text:p>
      <text:p text:style-name="P25"><text:tab/><text:tab/><text:tab/><text:tab/><text:span text:style-name="T15">aguarde_segundos(2)</text:span></text:p>
      <text:p text:style-name="P26"><text:tab/><text:tab/><text:tab/><text:tab/><text:span text:style-name="T6">numero_turnos_idle = </text:span><text:span text:style-name="T10"><text:s/></text:span><text:span text:style-name="T6">numero_turnos_idle + 1</text:span></text:p>
      <text:p text:style-name="P25"><text:tab/><text:tab/><text:tab/><text:tab/><text:span text:style-name="T15">retorne </text:span>CONTINUE;</text:p>
      <text:p text:style-name="P25"><text:tab/><text:tab/><text:tab/>}</text:p>
      <text:p text:style-name="P25"><text:tab/><text:tab/>}</text:p>
      <text:p text:style-name="P25"></text:p>
      <text:p text:style-name="P26"><text:tab/>} <text:span text:style-name="T15">enquanto</text:span> ( compatibilidade == <text:span text:style-name="T15">0</text:span>)</text:p>
      <text:p text:style-name="P25"><text:tab/>if (<text:span text:style-name="T15">mesa.tamanho</text:span> == 0) {</text:p>
      <text:p text:style-name="P25"><text:tab/><text:tab/>add<text:span text:style-name="T15">Peça</text:span>(<text:span text:style-name="T15">mao_jogador</text:span>[0])</text:p>
      <text:p text:style-name="P25"><text:soft-page-break/><text:tab/>}</text:p>
      <text:p text:style-name="P26"><text:tab/>if (compatibilidade == BOTH) {</text:p>
      <text:p text:style-name="P26"><text:tab/><text:tab/>compatibilidade = <text:span text:style-name="T15">mudarLateral</text:span>();</text:p>
      <text:p text:style-name="P25"><text:tab/>}</text:p>
      <text:p text:style-name="P27"><text:tab/><text:span text:style-name="T16">movimentar_peça</text:span>(<text:span text:style-name="T16">mao_jogador[0]</text:span>,<text:span text:style-name="T16">mesa</text:span>,compatibilidade);</text:p>
      <text:p text:style-name="P27"><text:tab/><text:span text:style-name="T6">numero_turnos</text:span> = 0;</text:p>
      <text:p text:style-name="P27"/>
      <text:p text:style-name="P25"><text:tab/>if(<text:span text:style-name="T16">mao_jogador</text:span>.<text:span text:style-name="T16">tamanho</text:span>==0){</text:p>
      <text:p text:style-name="P25"><text:tab/><text:tab/><text:span text:style-name="T16">retorno</text:span> <text:span text:style-name="T16">JOGO_GANHO</text:span>;</text:p>
      <text:p text:style-name="P25"><text:tab/>}</text:p>
      <text:p text:style-name="P27"><text:tab/><text:span text:style-name="T16">retorno</text:span> CONTINUE;</text:p>
      <text:p text:style-name="P22"/>
      <text:p text:style-name="P22"/>
      <text:p text:style-name="P22"><text:s/><text:span text:style-name="T14">Fim jogada_usuario() </text:span></text:p>
      <text:p text:style-name="P22"><text:s/><text:tab/></text:p>
      <text:p text:style-name="P9"/>
      <text:p text:style-name="P9"><text:tab/><text:tab/></text:p>
      <text:p text:style-name="P7"><text:tab/></text:p>
      <text:p text:style-name="P7"><text:tab/></text:p>
      <text:p text:style-name="P3"/>
      <text:p text:style-name="P3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Filho</meta:initial-creator>
    <meta:creation-date>2014-11-21T15:30:08.940555484</meta:creation-date>
    <meta:generator>LibreOffice/4.2.6.3$Linux_X86_64 LibreOffice_project/420m0$Build-3</meta:generator>
    <dc:date>2014-11-21T23:06:10.457268689</dc:date>
    <dc:creator>Fábio Filho</dc:creator>
    <meta:editing-duration>PT1H33M18S</meta:editing-duration>
    <meta:editing-cycles>21</meta:editing-cycles>
    <meta:document-statistic meta:table-count="0" meta:image-count="0" meta:object-count="0" meta:page-count="4" meta:paragraph-count="172" meta:word-count="388" meta:character-count="3877" meta:non-whitespace-character-count="3175"/>
  </office:meta>
</office:document-meta>
</file>